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-Bold" svg:font-family="Courier-Bold" style:font-family-generic="modern"/>
    <style:font-face style:name="Times-Roman" svg:font-family="Times-Roman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3007in" table:align="left"/>
    </style:style>
    <style:style style:name="Table1.A" style:family="table-column">
      <style:table-column-properties style:column-width="0.5194in"/>
    </style:style>
    <style:style style:name="Table1.B" style:family="table-column">
      <style:table-column-properties style:column-width="0.4542in"/>
    </style:style>
    <style:style style:name="Table1.C" style:family="table-column">
      <style:table-column-properties style:column-width="0.4618in"/>
    </style:style>
    <style:style style:name="Table1.D" style:family="table-column">
      <style:table-column-properties style:column-width="0.4257in"/>
    </style:style>
    <style:style style:name="Table1.E" style:family="table-column">
      <style:table-column-properties style:column-width="0.4396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6pt" fo:font-weight="bold" style:font-name-asian="Times-Roman" style:font-size-asian="5.25pt" style:font-weight-asian="bold" style:font-name-complex="Times-Roman" style:font-size-complex="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6pt" fo:font-weight="normal" style:font-name-asian="Times-Roman" style:font-size-asian="5.25pt" style:font-weight-asian="normal" style:font-name-complex="Times-Roman" style:font-size-complex="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6pt" fo:font-style="italic" fo:font-weight="normal" style:font-name-asian="Times-Roman" style:font-size-asian="6pt" style:font-style-asian="italic" style:font-weight-asian="normal" style:font-name-complex="Times-Roman" style:font-size-complex="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6pt" fo:language="en" fo:country="US" fo:font-weight="normal" style:font-name-asian="Times-Roman" style:font-size-asian="6pt" style:font-weight-asian="normal" style:font-name-complex="Times-Roman" style:font-size-complex="6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6pt" fo:language="en" fo:country="US" fo:font-weight="bold" style:font-name-asian="Times-Roman" style:font-size-asian="6pt" style:font-weight-asian="bold" style:font-name-complex="Times-Roman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7pt" fo:font-weight="bold" style:font-name-asian="Times-Roman" style:font-size-asian="7pt" style:font-weight-asian="bold" style:font-name-complex="Times-Roman" style:font-size-complex="7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12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join-border="false"/>
      <style:text-properties style:font-name="Times New Roman" fo:font-size="6pt" fo:language="en" fo:country="US" fo:font-weight="normal" style:font-name-asian="Times-Roman" style:font-size-asian="6pt" style:font-weight-asian="normal" style:font-name-complex="Times-Roman" style:font-size-complex="6pt" style:font-weight-complex="normal"/>
    </style:style>
    <style:style style:name="P13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6pt" style:font-size-asian="6pt" style:font-size-complex="6pt"/>
    </style:style>
    <style:style style:name="P14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shadow="none" style:join-border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15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shadow="none" style:join-border="fals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16" style:family="paragraph" style:parent-style-name="Standard">
      <style:paragraph-properties fo:text-align="justify" style:justify-single-word="false" fo:padding="0in" fo:border="none" style:shadow="none" style:join-border="fals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17" style:family="paragraph" style:parent-style-name="Standard">
      <style:paragraph-properties fo:text-align="justify" style:justify-single-word="false" fo:padding="0in" fo:border="none" style:shadow="none" style:join-border="false"/>
      <style:text-properties fo:color="#000000" style:font-name="Times New Roman" fo:font-size="6pt" fo:font-weight="normal" style:font-name-asian="Times-Roman" style:font-size-asian="5.25pt" style:font-weight-asian="normal" style:font-name-complex="Times-Roman" style:font-size-complex="6pt" style:font-weight-complex="normal"/>
    </style:style>
    <style:style style:name="P18" style:family="paragraph" style:parent-style-name="Standard">
      <style:paragraph-properties fo:text-align="justify" style:justify-single-word="false" fo:padding="0in" fo:border="none" style:shadow="none" style:join-border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6pt" style:font-name-asian="Times-Roman" style:font-size-asian="6pt" style:font-name-complex="Times-Roman" style:font-size-complex="6pt"/>
    </style:style>
    <style:style style:name="P20" style:family="paragraph" style:parent-style-name="Standard">
      <style:paragraph-properties fo:text-align="justify" style:justify-single-word="false" fo:padding="0in" fo:border="none" style:shadow="none" style:join-border="false"/>
      <style:text-properties fo:color="#000000" style:font-name="Times New Roman" fo:font-size="6pt" fo:font-weight="bold" style:font-name-asian="Times-Roman" style:font-size-asian="5.25pt" style:font-weight-asian="bold" style:font-name-complex="Times-Roman" style:font-size-complex="6pt" style:font-weight-complex="bold"/>
    </style:style>
    <style:style style:name="P21" style:family="paragraph" style:parent-style-name="Standard">
      <style:paragraph-properties fo:text-align="justify" style:justify-single-word="false" fo:padding="0in" fo:border="none" style:shadow="none" style:join-border="fals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P22" style:family="paragraph" style:parent-style-name="Standard">
      <style:paragraph-properties fo:text-align="justify" style:justify-single-word="false" fo:padding="0in" fo:border="none" style:shadow="none" style:join-border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23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shadow="none" style:join-border="false"/>
      <style:text-properties fo:color="#000000" style:font-name="Times New Roman" fo:font-size="6pt" fo:font-weight="normal" style:font-name-asian="Times-Roman" style:font-size-asian="6pt" style:font-weight-asian="normal" style:font-name-complex="Times-Roman" style:font-size-complex="6pt" style:font-weight-complex="normal"/>
    </style:style>
    <style:style style:name="P24" style:family="paragraph" style:parent-style-name="Standard">
      <style:paragraph-properties fo:text-align="justify" style:justify-single-word="false" fo:padding="0.0291in" fo:border-left="none" fo:border-right="none" fo:border-top="none" fo:border-bottom="0.0008in solid #000000" style:shadow="none" style:join-border="false"/>
      <style:text-properties fo:color="#000000" style:font-name="Times New Roman" fo:font-size="6pt" fo:font-weight="bold" style:font-name-asian="Times-Roman" style:font-size-asian="6pt" style:font-weight-asian="bold" style:font-name-complex="Times-Roman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ymptotic Notation</text:p>
      <text:p text:style-name="P5">Big O </text:p>
      <text:p text:style-name="P5"><draw:frame draw:style-name="fr1" draw:name="Object1" text:anchor-type="as-char" svg:width="2.1535in" svg:height="0.104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Big OMEGA</text:p>
      <text:p text:style-name="P5"><draw:frame draw:style-name="fr1" draw:name="Object2" text:anchor-type="as-char" svg:width="2.1602in" svg:height="0.104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Theta</text:p>
      <text:p text:style-name="P1"><draw:frame draw:style-name="fr2" draw:name="Object3" text:anchor-type="as-char" svg:y="0in" svg:width="1.8016in" svg:height="0.236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Propriedades </text:p>
      <text:p text:style-name="P3"><draw:frame draw:style-name="fr1" draw:name="Object4" text:anchor-type="as-char" svg:width="0.411in" svg:height="0.0953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ct5" text:anchor-type="as-char" svg:width="1.3075in" svg:height="0.0953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1" draw:name="Object6" text:anchor-type="as-char" svg:width="1.9689in" svg:height="0.0953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1" draw:name="Object8" text:anchor-type="as-char" svg:width="0.9075in" svg:height="0.095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1" draw:name="Object7" text:anchor-type="as-char" svg:width="1.6992in" svg:height="0.1043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>Provar Por Recorrência:</text:p>
      <text:p text:style-name="P3">Verificar para T(1) e T(n) por recorrência (iterativamente substituindo)</text:p>
      <text:p text:style-name="P1">Analise de Algoritmos</text:p>
      <text:p text:style-name="P3"><text:s/>simple statements (if, int, return, etc) → O(1)</text:p>
      <text:p text:style-name="P11"><text:s/>loop statements (for, while) → somatório do seu primeiro elemento até ao ultimo +1 de tudo o que estiver no seu corpo.</text:p>
      <text:p text:style-name="P7">Sorting Algorithms</text:p>
      <text:p text:style-name="P6">Compare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>Avg</text:p>
          </table:table-cell>
          <table:table-cell table:style-name="Table1.A1" office:value-type="string">
            <text:p text:style-name="P19">Worst</text:p>
          </table:table-cell>
          <table:table-cell table:style-name="Table1.A1" office:value-type="string">
            <text:p text:style-name="P19">Mem</text:p>
          </table:table-cell>
          <table:table-cell table:style-name="Table1.A1" office:value-type="string">
            <text:p text:style-name="P19">Stable</text:p>
          </table:table-cell>
        </table:table-row>
        <table:table-row>
          <table:table-cell table:style-name="Table1.A1" office:value-type="string">
            <text:p text:style-name="P19"><text:a xlink:type="simple" xlink:href="http://en.wikipedia.org/wiki/Insertion_sort">Insertion</text:a></text:p>
          </table:table-cell>
          <table:table-cell table:style-name="Table1.A1" office:value-type="string">
            <text:p text:style-name="P19">O(n²)</text:p>
          </table:table-cell>
          <table:table-cell table:style-name="Table1.A1" office:value-type="string">
            <text:p text:style-name="P19">O(N²)</text:p>
          </table:table-cell>
          <table:table-cell table:style-name="Table1.A1" office:value-type="string">
            <text:p text:style-name="P19">O(1)</text:p>
          </table:table-cell>
          <table:table-cell table:style-name="Table1.A1" office:value-type="string">
            <text:p text:style-name="P19">Y</text:p>
          </table:table-cell>
        </table:table-row>
        <table:table-row>
          <table:table-cell table:style-name="Table1.A1" office:value-type="string">
            <text:p text:style-name="P19"><text:a xlink:type="simple" xlink:href="http://en.wikipedia.org/wiki/Bubble_sort">Bubble</text:a></text:p>
          </table:table-cell>
          <table:table-cell table:style-name="Table1.A1" office:value-type="string">
            <text:p text:style-name="P19">O(n²)</text:p>
          </table:table-cell>
          <table:table-cell table:style-name="Table1.A1" office:value-type="string">
            <text:p text:style-name="P19">O(n²)</text:p>
          </table:table-cell>
          <table:table-cell table:style-name="Table1.A1" office:value-type="string">
            <text:p text:style-name="P19">O(1)</text:p>
          </table:table-cell>
          <table:table-cell table:style-name="Table1.A1" office:value-type="string">
            <text:p text:style-name="P19">Y</text:p>
          </table:table-cell>
        </table:table-row>
        <table:table-row>
          <table:table-cell table:style-name="Table1.A1" office:value-type="string">
            <text:p text:style-name="P19"><text:a xlink:type="simple" xlink:href="http://en.wikipedia.org/wiki/Selection_sort">Selection</text:a></text:p>
          </table:table-cell>
          <table:table-cell table:style-name="Table1.A1" office:value-type="string">
            <text:p text:style-name="P19">O(n²)</text:p>
          </table:table-cell>
          <table:table-cell table:style-name="Table1.A1" office:value-type="string">
            <text:p text:style-name="P19">O(n²)</text:p>
          </table:table-cell>
          <table:table-cell table:style-name="Table1.A1" office:value-type="string">
            <text:p text:style-name="P19">O(1)</text:p>
          </table:table-cell>
          <table:table-cell table:style-name="Table1.A1" office:value-type="string">
            <text:p text:style-name="P19">M</text:p>
          </table:table-cell>
        </table:table-row>
        <table:table-row>
          <table:table-cell table:style-name="Table1.A1" office:value-type="string">
            <text:p text:style-name="P19"><text:a xlink:type="simple" xlink:href="http://en.wikipedia.org/wiki/Merge_sort">Merge </text:a></text:p>
          </table:table-cell>
          <table:table-cell table:style-name="Table1.A1" office:value-type="string">
            <text:p text:style-name="P19">O(nlog(n))</text:p>
          </table:table-cell>
          <table:table-cell table:style-name="Table1.A1" office:value-type="string">
            <text:p text:style-name="P19">O(nlog(n))</text:p>
          </table:table-cell>
          <table:table-cell table:style-name="Table1.A1" office:value-type="string">
            <text:p text:style-name="P19">O(n)</text:p>
          </table:table-cell>
          <table:table-cell table:style-name="Table1.A1" office:value-type="string">
            <text:p text:style-name="P19">Y</text:p>
          </table:table-cell>
        </table:table-row>
        <table:table-row>
          <table:table-cell table:style-name="Table1.A1" office:value-type="string">
            <text:p text:style-name="P19"><text:a xlink:type="simple" xlink:href="http://en.wikipedia.org/wiki/Heapsort">Heapsort</text:a></text:p>
          </table:table-cell>
          <table:table-cell table:style-name="Table1.A1" office:value-type="string">
            <text:p text:style-name="P19">O(nlog(n))</text:p>
          </table:table-cell>
          <table:table-cell table:style-name="Table1.A1" office:value-type="string">
            <text:p text:style-name="P19">O(nlog(n))</text:p>
          </table:table-cell>
          <table:table-cell table:style-name="Table1.A1" office:value-type="string">
            <text:p text:style-name="P19">O(1)</text:p>
          </table:table-cell>
          <table:table-cell table:style-name="Table1.A1" office:value-type="string">
            <text:p text:style-name="P19">N</text:p>
          </table:table-cell>
        </table:table-row>
        <table:table-row>
          <table:table-cell table:style-name="Table1.A1" office:value-type="string">
            <text:p text:style-name="P19"><text:a xlink:type="simple" xlink:href="http://en.wikipedia.org/wiki/Quicksort">Quicksort</text:a></text:p>
          </table:table-cell>
          <table:table-cell table:style-name="Table1.A1" office:value-type="string">
            <text:p text:style-name="P19">O(nlog(n))</text:p>
          </table:table-cell>
          <table:table-cell table:style-name="Table1.A1" office:value-type="string">
            <text:p text:style-name="P19">O(n²)</text:p>
          </table:table-cell>
          <table:table-cell table:style-name="Table1.A1" office:value-type="string">
            <text:p text:style-name="P19">O(log(n))</text:p>
          </table:table-cell>
          <table:table-cell table:style-name="Table1.A1" office:value-type="string">
            <text:p text:style-name="P19">M</text:p>
          </table:table-cell>
        </table:table-row>
      </table:table>
      <text:p text:style-name="P12"/>
      <text:p text:style-name="P1">Bubble Sort</text:p>
      <text:p text:style-name="P10">procedure bubbleSort( A : list of sortable items ) defined as:</text:p>
      <text:p text:style-name="P9"><text:s text:c="2"/>n := length( A )</text:p>
      <text:p text:style-name="P9"><text:s text:c="2"/>do</text:p>
      <text:p text:style-name="P9"><text:s text:c="4"/>swapped := false</text:p>
      <text:p text:style-name="P9"><text:s text:c="4"/>for each i in 0 to n - 1 <text:s/>inclusive do:</text:p>
      <text:p text:style-name="P9"><text:s text:c="6"/>if A[ i ] &gt; A[ i + 1 ] then</text:p>
      <text:p text:style-name="P9"><text:s text:c="8"/>swap( A[ i ], A[ i + 1 ] )</text:p>
      <text:p text:style-name="P9"><text:s text:c="8"/>swapped := true</text:p>
      <text:p text:style-name="P9"><text:s text:c="6"/>end if</text:p>
      <text:p text:style-name="P9"><text:s text:c="4"/>end for</text:p>
      <text:p text:style-name="P9"><text:s text:c="4"/>n := n - 1</text:p>
      <text:p text:style-name="P9"><text:s text:c="2"/>while swapped</text:p>
      <text:p text:style-name="P13">end procedure</text:p>
      <text:p text:style-name="P10">Selection Sort</text:p>
      <text:p text:style-name="P10">void selectionSort(int[] a) </text:p>
      <text:p text:style-name="P9">{</text:p>
      <text:p text:style-name="P9">for (int i = 0; i &lt; a.length - 1; i++)</text:p>
      <text:p text:style-name="P9">{ int min = i; for (int j = i + 1; j &lt; a.length; j++) </text:p>
      <text:p text:style-name="P9"><text:s text:c="3"/>{ <text:s text:c="2"/>if (a[j] &lt; a[min]){min = j;}</text:p>
      <text:p text:style-name="P9">}</text:p>
      <text:p text:style-name="P13">if (i != min) {int swap = a[i]; a[i] = a[min];a[min] = swap;}}}</text:p>
      <text:p text:style-name="P10">Insertin Sort</text:p>
      <text:p text:style-name="P10">insertionSort(array A)</text:p>
      <text:p text:style-name="P9">begin</text:p>
      <text:p text:style-name="P9"><text:s text:c="4"/>for i := 1 to length[A]-1 do</text:p>
      <text:p text:style-name="P9"><text:s text:c="4"/>begin</text:p>
      <text:p text:style-name="P9"><text:s text:c="8"/>value := A[i];</text:p>
      <text:p text:style-name="P9"><text:s text:c="8"/>j := i - 1;</text:p>
      <text:p text:style-name="P9"><text:s text:c="8"/>while j &gt;= 0 and A[j] &gt; value do</text:p>
      <text:p text:style-name="P9"><text:s text:c="8"/>begin</text:p>
      <text:p text:style-name="P9"><text:s text:c="12"/>A[j + 1] := A[j];</text:p>
      <text:p text:style-name="P9"><text:s text:c="12"/>j := j - 1;</text:p>
      <text:p text:style-name="P9"><text:s text:c="8"/>end;</text:p>
      <text:p text:style-name="P9"><text:s text:c="8"/>A[j + 1] := value;</text:p>
      <text:p text:style-name="P9"><text:s text:c="4"/>end;</text:p>
      <text:p text:style-name="P13">end;</text:p>
      <text:p text:style-name="P10">QuickSort</text:p>
      <text:p text:style-name="P10">procedure quicksort(array, left, right)</text:p>
      <text:p text:style-name="P9"><text:s text:c="5"/>if right &gt; left</text:p>
      <text:p text:style-name="P9"><text:s text:c="9"/>select a pivot index (e.g. pivotIndex := (left+right)/2)</text:p>
      <text:p text:style-name="P9"><text:s text:c="9"/>pivotNewIndex := partition(array, left, right, pivotIndex)</text:p>
      <text:p text:style-name="P9"><text:s text:c="9"/>quicksort(array, left, pivotNewIndex - 1)</text:p>
      <text:p text:style-name="P9"><text:s text:c="9"/>quicksort(array, pivotNewIndex + 1, right)</text:p>
      <text:p text:style-name="P9"/>
      <text:p text:style-name="P10">function partition(array, left, right, pivotIndex)</text:p>
      <text:p text:style-name="P9"><text:s text:c="5"/>pivotValue := array[pivotIndex]</text:p>
      <text:p text:style-name="P9"><text:s text:c="5"/>swap array[pivotIndex] and array[right] // Move pivot to end</text:p>
      <text:p text:style-name="P9"><text:s text:c="5"/>storeIndex := left</text:p>
      <text:p text:style-name="P9"><text:s text:c="5"/>for i <text:s/>from <text:s/>left to right - 1 // left ≤ i &lt; right <text:s/></text:p>
      <text:p text:style-name="P9"><text:s text:c="9"/>if array[i] ≤ pivotValue </text:p>
      <text:p text:style-name="P9"><text:s text:c="13"/>swap array[i] and array[storeIndex]</text:p>
      <text:p text:style-name="P9"><text:s text:c="13"/>storeIndex := storeIndex + 1</text:p>
      <text:p text:style-name="P9"><text:s text:c="5"/>swap array[storeIndex] and array[right] // Move pivot to its final place</text:p>
      <text:p text:style-name="P13"><text:s text:c="5"/>return storeIndex</text:p>
      <text:p text:style-name="P10">Merge Sort</text:p>
      <text:p text:style-name="P10">function merge_sort(m)</text:p>
      <text:p text:style-name="P9"><text:s text:c="4"/>if length(m) ≤ 1</text:p>
      <text:p text:style-name="P9"><text:s text:c="8"/>return m</text:p>
      <text:p text:style-name="P9"><text:s text:c="4"/>var list left, right, result</text:p>
      <text:p text:style-name="P9"><text:s text:c="4"/>var integer middle = length(m) / 2</text:p>
      <text:p text:style-name="P9"><text:s text:c="4"/>for each x in m up to middle</text:p>
      <text:p text:style-name="P9"><text:s text:c="9"/>add x to left</text:p>
      <text:p text:style-name="P9"><text:s text:c="4"/>for each x in m after middle</text:p>
      <text:p text:style-name="P9"><text:s text:c="9"/>add x to right</text:p>
      <text:p text:style-name="P9"><text:s text:c="4"/>left = merge_sort(left)</text:p>
      <text:p text:style-name="P9"><text:s text:c="4"/>right = merge_sort(right)</text:p>
      <text:p text:style-name="P9"><text:s text:c="4"/>if left.last_item &gt; right.first_item</text:p>
      <text:p text:style-name="P9"><text:s text:c="9"/>result = merge(left, right)</text:p>
      <text:p text:style-name="P9"><text:s text:c="4"/>else</text:p>
      <text:p text:style-name="P9"><text:s text:c="9"/>result = append(left, right)</text:p>
      <text:p text:style-name="P9"><text:s text:c="4"/>return result</text:p>
      <text:p text:style-name="P1">function merge(left,right)</text:p>
      <text:p text:style-name="P3"><text:s text:c="4"/>var list result</text:p>
      <text:p text:style-name="P3"><text:s text:c="4"/>while length(left) &gt; 0 and length(right) &gt; 0</text:p>
      <text:p text:style-name="P3"><text:s text:c="8"/>if first(left) ≤ first(right)</text:p>
      <text:p text:style-name="P3"><text:s text:c="12"/>append first(left) to result</text:p>
      <text:p text:style-name="P3"><text:s text:c="12"/>left = rest(left)</text:p>
      <text:p text:style-name="P3"><text:s text:c="8"/>else</text:p>
      <text:p text:style-name="P3"><text:s text:c="12"/>append first(right) to result</text:p>
      <text:p text:style-name="P3"><text:s text:c="12"/>right = rest(right)</text:p>
      <text:p text:style-name="P3"><text:s text:c="4"/>end while</text:p>
      <text:p text:style-name="P3"><text:s text:c="4"/>if length(left) &gt; 0 </text:p>
      <text:p text:style-name="P3"><text:s text:c="8"/>append left to result</text:p>
      <text:p text:style-name="P3"><text:s text:c="4"/>else <text:s/></text:p>
      <text:p text:style-name="P3"><text:s text:c="8"/>append right to result</text:p>
      <text:p text:style-name="P11"><text:s text:c="4"/>return result</text:p>
      <text:p text:style-name="P1">Binary Search</text:p>
      <text:p text:style-name="P3"><text:s text:c="7"/>low = 0</text:p>
      <text:p text:style-name="P3"><text:s text:c="7"/>high = N</text:p>
      <text:p text:style-name="P3"><text:s text:c="7"/>while (low &lt; high) {</text:p>
      <text:p text:style-name="P3"><text:s text:c="11"/>mid = low + ((high - low) / 2) <text:s/></text:p>
      <text:p text:style-name="P3"><text:s text:c="11"/>if (A[mid] &lt; value)</text:p>
      <text:p text:style-name="P3"><text:s text:c="15"/>low = mid + 1; </text:p>
      <text:p text:style-name="P3"><text:s text:c="11"/>else</text:p>
      <text:p text:style-name="P3"><text:s text:c="16"/>//can't be high = mid-1: here A[mid] &gt;= value,</text:p>
      <text:p text:style-name="P3"><text:s text:c="16"/>//so high can't be &lt; mid if A[mid] == value</text:p>
      <text:p text:style-name="P3"><text:s text:c="16"/>high = mid; </text:p>
      <text:p text:style-name="P3"><text:s text:c="7"/>}</text:p>
      <text:p text:style-name="P3"><text:s text:c="7"/>// high == low, using high or low depends on taste </text:p>
      <text:p text:style-name="P3"><text:s text:c="7"/>if ((low &lt; N) &amp;&amp; (A[low] == value))</text:p>
      <text:p text:style-name="P3"><text:s text:c="11"/>return low // found</text:p>
      <text:p text:style-name="P3"><text:s text:c="7"/>else</text:p>
      <text:p text:style-name="P11"><text:s text:c="11"/>return -1 // not found <text:s text:c="2"/></text:p>
      <text:p text:style-name="P8">Heap</text:p>
      <text:p text:style-name="P4">* árvore binária (quase) completa</text:p>
      <text:p text:style-name="P4">* util para Queues</text:p>
      <text:p text:style-name="P4">* raíz A[0]</text:p>
      <text:p text:style-name="P4">* Ascendente A[(i-1)/2]</text:p>
      <text:p text:style-name="P4">* Descendente E A[2*i+1]</text:p>
      <text:p text:style-name="P4">* Descendente D A[2*i+2]</text:p>
      <text:p text:style-name="P4">* max-heap A[parent(i)] &gt;= A[i]</text:p>
      <text:p text:style-name="P4">* min-heap A[parent(i)] &lt;= A[i]</text:p>
      <text:p text:style-name="P4">* Heap-sort = max-heap</text:p>
      <text:p text:style-name="P2"/>
      <text:p text:style-name="P2">public static void heapify(int[] v, int p, int hSize) {</text:p>
      <text:p text:style-name="P4"><text:s text:c="2"/>int l, r, largest;</text:p>
      <text:p text:style-name="P4"><text:s text:c="2"/>l = left(p);</text:p>
      <text:p text:style-name="P4"><text:s text:c="2"/>r = right(p);</text:p>
      <text:p text:style-name="P4"><text:s text:c="2"/>largest=p;</text:p>
      <text:p text:style-name="P4"><text:s text:c="2"/>if(l &lt; hSize &amp;&amp; v[l] &gt; v[p]) largest=l;</text:p>
      <text:p text:style-name="P4"><text:s text:c="2"/>if ( r &lt; hSize &amp;&amp; v[r] &gt; v[largest]) largest = r;</text:p>
      <text:p text:style-name="P4"><text:s text:c="2"/>if ( largest == p ) return;</text:p>
      <text:p text:style-name="P4"><text:s text:c="2"/>exchange(v, p, largest);</text:p>
      <text:p text:style-name="P4"><text:s text:c="2"/>heapify(v, largest, hSize);</text:p>
      <text:p text:style-name="P2">}</text:p>
      <text:p text:style-name="P2">public static void exchange(int[] v, int i, int j){</text:p>
      <text:p text:style-name="P4"><text:s text:c="2"/>int tmp = v[i];</text:p>
      <text:p text:style-name="P4"><text:s text:c="2"/>v[i] = v[j];</text:p>
      <text:p text:style-name="P4"><text:s text:c="2"/>v[j] = tmp;</text:p>
      <text:p text:style-name="P2">}</text:p>
      <text:p text:style-name="P2">static void heapSort(int[] v, int n) {</text:p>
      <text:p text:style-name="P4"><text:s text:c="2"/>buildHeap(v,n);</text:p>
      <text:p text:style-name="P4"><text:s text:c="2"/>for ( int i= n-1; i&gt; 0; --i) {</text:p>
      <text:p text:style-name="P4"><text:s text:c="4"/>exchange(v, 0, i);</text:p>
      <text:p text:style-name="P4"><text:s text:c="4"/>heapify(v, 0, i);</text:p>
      <text:p text:style-name="P4"><text:s text:c="2"/>}</text:p>
      <text:p text:style-name="P2">} </text:p>
      <text:p text:style-name="P20">static void buildHeap(int[] v,int n){</text:p>
      <text:p text:style-name="P17"><text:s text:c="2"/>int p= parent(n-1);</text:p>
      <text:p text:style-name="P17"><text:s text:c="2"/>for ( ; p &gt;=0 ; --p)</text:p>
      <text:p text:style-name="P17"><text:s text:c="5"/>heapify(v, p, n);</text:p>
      <text:p text:style-name="P17">}</text:p>
      <text:p text:style-name="P16">static int heapExtractMax(int[] v, <text:s/>int hSize){</text:p>
      <text:p text:style-name="P18"><text:s text:c="2"/>int max = v[ 0 ];</text:p>
      <text:p text:style-name="P18"><text:s text:c="2"/>v[ 0 ] = v[hSize-1];</text:p>
      <text:p text:style-name="P18"><text:s text:c="2"/>heapify(v, 0, hSize-1);</text:p>
      <text:p text:style-name="P18"><text:s text:c="2"/>return max;</text:p>
      <text:p text:style-name="P18">}</text:p>
      <text:p text:style-name="P18"/>
      <text:p text:style-name="P16">static void heapIncreaseKey(int[] v, int i, int key ) {</text:p>
      <text:p text:style-name="P18"><text:s text:c="2"/>v[i] = key;</text:p>
      <text:p text:style-name="P18"><text:s text:c="2"/>while(i&gt;0 &amp;&amp; v[i]&gt;v[parent(i)]){</text:p>
      <text:p text:style-name="P18"><text:s text:c="4"/>exchange(v, i, parent(i));</text:p>
      <text:p text:style-name="P18"><text:s text:c="4"/>i = parent(i);</text:p>
      <text:p text:style-name="P18"><text:s text:c="2"/>}</text:p>
      <text:p text:style-name="P18">}</text:p>
      <text:p text:style-name="P16">static void maxHeapInsert(int[] v, int hSize, int key ) {</text:p>
      <text:p text:style-name="P18"><text:s text:c="2"/>v[hSize] = key;</text:p>
      <text:p text:style-name="P18"><text:s text:c="2"/>heapIncreaseKey(v, hSize, key);</text:p>
      <text:p text:style-name="P14">}</text:p>
      <text:p text:style-name="P16">Listas vs Array</text:p>
      <text:p text:style-name="P16">+ <text:span text:style-name="T2">Array: Leituras e Escritas</text:span></text:p>
      <text:p text:style-name="P16">+<text:span text:style-name="T2"> Lista: Inserção e Remoção</text:span></text:p>
      <text:p text:style-name="P16">+ <text:span text:style-name="T2">Lista Simples: Inserção e Remoção à cabeça</text:span></text:p>
      <text:p text:style-name="P16">+ <text:span text:style-name="T2">Lista Simples com ponteiro para o último: Inserção ao fim, remoção á cabeça</text:span></text:p>
      <text:p text:style-name="P16">+ <text:span text:style-name="T2">Array: Memória Suficiente</text:span></text:p>
      <text:p text:style-name="P15">+<text:span text:style-name="T2"> Lista: Memória dinamica</text:span></text:p>
      <text:p text:style-name="P16">Queue (Fifo)</text:p>
      <text:p text:style-name="P18"><text:span text:style-name="T1">public boolean isEmpty() </text:span>{ return tail == tail.next; }</text:p>
      <text:p text:style-name="P16">public boolean offer(E e){</text:p>
      <text:p text:style-name="P18"><text:s text:c="2"/>tail.next = new Node&lt;E&gt;( e, tail.next ); </text:p>
      <text:p text:style-name="P18"><text:s text:c="2"/>tail = tail.next;</text:p>
      <text:p text:style-name="P18"><text:s text:c="2"/>return true;</text:p>
      <text:p text:style-name="P18">}</text:p>
      <text:p text:style-name="P18"><text:span text:style-name="T1">public E remove() {</text:span> </text:p>
      <text:p text:style-name="P18"><text:s text:c="2"/>if(isEmpty()) throw new NoSuchElementException();</text:p>
      <text:p text:style-name="P18"><text:s text:c="2"/>Node&lt;E&gt; rem = tail.next.next; tail.next.next = rem.next;</text:p>
      <text:p text:style-name="P18"><text:s text:c="2"/>if ( rem == tail ) tail = tail.next;</text:p>
      <text:p text:style-name="P18"><text:s text:c="2"/>return rem.item;</text:p>
      <text:p text:style-name="P18">}</text:p>
      <text:p text:style-name="P18"><text:span text:style-name="T1">public E poll() </text:span>{ return ( isEmpty() ) ? null : remove(); }</text:p>
      <text:p text:style-name="P14"><text:span text:style-name="T1">public E peek() </text:span>{ return ( isEmpty()) ? null : tail.next.next.item;}</text:p>
      <text:p text:style-name="P16">Lista Duplamente Ligada</text:p>
      <text:p text:style-name="P18"><text:span text:style-name="T1">public int size() </text:span>{ return size;}</text:p>
      <text:p text:style-name="P18"><text:span text:style-name="T1">public boolean isEmpty()</text:span>{ return head == null;}</text:p>
      <text:p text:style-name="P18"><text:span text:style-name="T1">public void add(E e) </text:span>{</text:p>
      <text:p text:style-name="P18"><text:s text:c="2"/>Node&lt;E&gt; n=new Node&lt;E&gt;(e);</text:p>
      <text:p text:style-name="P18"><text:s text:c="2"/>if(head!=null){ n.next=head; head.prev=n;}</text:p>
      <text:p text:style-name="P18"><text:s text:c="2"/>head=n; </text:p>
      <text:p text:style-name="P18">}</text:p>
      <text:p text:style-name="P18"/>
      <text:p text:style-name="P18"/>
      <text:p text:style-name="P18"/>
      <text:p text:style-name="P18"><text:span text:style-name="T1">public boolean remove (E e)</text:span>{</text:p>
      <text:p text:style-name="P18"><text:s text:c="2"/>Node aux=search(e);</text:p>
      <text:p text:style-name="P18"><text:s text:c="2"/>if(aux!=null){</text:p>
      <text:p text:style-name="P18"><text:s text:c="4"/>if(aux.prev != null) {aux.prev.next = aux.next;}else{head = aux.next;}</text:p>
      <text:p text:style-name="P18"><text:s text:c="4"/>if(aux.next != null){ aux.next.prev = aux.prev;}</text:p>
      <text:p text:style-name="P18"><text:s text:c="4"/>return true;</text:p>
      <text:p text:style-name="P18"><text:s text:c="2"/>}</text:p>
      <text:p text:style-name="P18"><text:s text:c="2"/>else return false;</text:p>
      <text:p text:style-name="P18">}</text:p>
      <text:p text:style-name="P18"><text:span text:style-name="T1">protected Node&lt;E&gt; search( E e )</text:span>{</text:p>
      <text:p text:style-name="P18"><text:s text:c="2"/>Node&lt;E&gt; aux = head;</text:p>
      <text:p text:style-name="P18"><text:s text:c="2"/>while( aux != null &amp;&amp; !aux.key.equals(e))</text:p>
      <text:p text:style-name="P18"><text:s text:c="4"/>aux=aux.next;</text:p>
      <text:p text:style-name="P18"><text:s text:c="2"/>return aux;</text:p>
      <text:p text:style-name="P18">}</text:p>
      <text:p text:style-name="P18"><text:span text:style-name="T1">public static &lt;E&gt; void show(DNode&lt;E&gt; l)</text:span>{</text:p>
      <text:p text:style-name="P18"><text:s text:c="2"/>System.out.print("&lt; ");</text:p>
      <text:p text:style-name="P18"><text:s text:c="2"/>while(l != null){ System.out.print(l.key+" "); l = l.next;}</text:p>
      <text:p text:style-name="P18"><text:s text:c="2"/>System.out.println("&gt;");</text:p>
      <text:p text:style-name="P18">}</text:p>
      <text:p text:style-name="P16">public void reverse() {</text:p>
      <text:p text:style-name="P18"><text:s text:c="2"/>Node&lt;E&gt; iter = head, aux;</text:p>
      <text:p text:style-name="P18"><text:s text:c="2"/>while( iter != null ) {</text:p>
      <text:p text:style-name="P18"><text:s text:c="4"/>head = iter;</text:p>
      <text:p text:style-name="P18"><text:s text:c="4"/>aux = iter.next;</text:p>
      <text:p text:style-name="P18"><text:s text:c="4"/>iter.next = iter.prev;</text:p>
      <text:p text:style-name="P18"><text:s text:c="4"/>iter.prev = aux;</text:p>
      <text:p text:style-name="P18"><text:s text:c="4"/>iter = aux;</text:p>
      <text:p text:style-name="P18"><text:s text:c="2"/>}</text:p>
      <text:p text:style-name="P14">}</text:p>
      <text:p text:style-name="P16">HashTables</text:p>
      <text:p text:style-name="P16">+ <text:span text:style-name="T2">Enderaçamento Directo</text:span></text:p>
      <text:p text:style-name="P16">+<text:span text:style-name="T2"> Associam chaves a valores</text:span></text:p>
      <text:p text:style-name="P16">+ <text:span text:style-name="T2">Tabela Base de Indexação</text:span></text:p>
      <text:p text:style-name="P16">+ <text:span text:style-name="T2">Resolução de Colisões</text:span></text:p>
      <text:p text:style-name="P16">+ <text:span text:style-name="T2">Dispersão por Indicies Livres</text:span></text:p>
      <text:p text:style-name="P16">+ <text:span text:style-name="T2">Dispersão por separação em Listas</text:span></text:p>
      <text:p text:style-name="P16">+ <text:span text:style-name="T2">Função de Dispersão (k%M, M tamanho do array, M primo ou impar)</text:span></text:p>
      <text:p text:style-name="P15">+ <text:span text:style-name="T2">Load factor before reash (70%)</text:span></text:p>
      <text:p text:style-name="P16">Arvores BST's</text:p>
      <text:p text:style-name="P16"><text:span text:style-name="T2">Varrimento</text:span></text:p>
      <text:p text:style-name="P16">+ <text:span text:style-name="T2">Prefixo : Node → Left → Right</text:span></text:p>
      <text:p text:style-name="P16">+ <text:span text:style-name="T2">Infixo: Left → Node → Right</text:span></text:p>
      <text:p text:style-name="P16">+ <text:span text:style-name="T2">Pósfixo Left → Right → Node</text:span></text:p>
      <text:p text:style-name="P16"><text:span text:style-name="T2"/></text:p>
      <text:p text:style-name="P16"><text:span text:style-name="T2">Árvore Binária de Pesquisa</text:span></text:p>
      <text:p text:style-name="P16">+<text:span text:style-name="T2"> Cada Node tem uma chave associada</text:span></text:p>
      <text:p text:style-name="P16">+<text:span text:style-name="T2"> Cada chave associada a um Node é maior que todos os Nodes à esquerda</text:span></text:p>
      <text:p text:style-name="P16">+<text:span text:style-name="T2"> Cada chave associada a um Node é menor que todos os Nodes à direita</text:span></text:p>
      <text:p text:style-name="P16"/>
      <text:p text:style-name="P16">Tree-Search</text:p>
      <text:p text:style-name="P16">public Node&lt;E&gt; search(E e){</text:p>
      <text:p text:style-name="P18"><text:s text:c="2"/>return recursiveSearch(root,e);</text:p>
      <text:p text:style-name="P16">}</text:p>
      <text:p text:style-name="P16">private static &lt;E extends Comparable&lt;E&gt;&gt;</text:p>
      <text:p text:style-name="P16">Node&lt;E&gt; recursiveSearch(Node&lt;E&gt; h,E x){</text:p>
      <text:p text:style-name="P18"><text:s text:c="2"/>if(h==null || equals(x,h.key)) return h;</text:p>
      <text:p text:style-name="P18"><text:s text:c="2"/>if(less(x, h.key)) return searchR(h.left,x);</text:p>
      <text:p text:style-name="P18"><text:s text:c="2"/>else return searchR(h.right,x);</text:p>
      <text:p text:style-name="P16">}</text:p>
      <text:p text:style-name="P16"/>
      <text:p text:style-name="P16">ITERATIVE-TREE-SEARCH<text:span text:style-name="T2"> (x,k)</text:span></text:p>
      <text:p text:style-name="P16"><text:span text:style-name="T2">while <text:s/>x&lt;&gt; NIL and k&lt;&gt;key[x]</text:span></text:p>
      <text:p text:style-name="P16"><text:span text:style-name="T2"><text:s text:c="2"/>do if k&lt;key[x]</text:span></text:p>
      <text:p text:style-name="P16"><text:span text:style-name="T2"><text:s text:c="7"/>then x ← <text:s/>left[x]</text:span></text:p>
      <text:p text:style-name="P16"><text:span text:style-name="T2"><text:s text:c="7"/>else x ← <text:s/>right[x]</text:span></text:p>
      <text:p text:style-name="P16"><text:span text:style-name="T2">return x</text:span></text:p>
      <text:p text:style-name="P16"><text:span text:style-name="T2"/></text:p>
      <text:p text:style-name="P16">TREE-SUCESSOR(X)</text:p>
      <text:p text:style-name="P16"><text:span text:style-name="T2">if right[x] &lt;&gt; NIL</text:span></text:p>
      <text:p text:style-name="P16"><text:span text:style-name="T2"><text:s text:c="5"/>then return TREE-Minimum(right[x])</text:span></text:p>
      <text:p text:style-name="P16"><text:span text:style-name="T2">y ← p[x]</text:span></text:p>
      <text:p text:style-name="P16"><text:span text:style-name="T2">while y &lt;&gt; NIL and x right [y]</text:span></text:p>
      <text:p text:style-name="P16"><text:span text:style-name="T2"><text:s text:c="5"/>do x ← y</text:span></text:p>
      <text:p text:style-name="P16"><text:span text:style-name="T2"><text:s text:c="10"/>y ← p[y]</text:span></text:p>
      <text:p text:style-name="P16"><text:span text:style-name="T2">return y</text:span></text:p>
      <text:p text:style-name="P16"><text:span text:style-name="T2"><text:s/></text:span>TREE-INSERT(T,z)</text:p>
      <text:p text:style-name="P16"><text:span text:style-name="T2">y ← NIL</text:span></text:p>
      <text:p text:style-name="P16"><text:span text:style-name="T2">x ← root[T]</text:span></text:p>
      <text:p text:style-name="P16"><text:span text:style-name="T2">while x &lt;&gt; NIL </text:span></text:p>
      <text:p text:style-name="P16"><text:span text:style-name="T2"><text:s text:c="4"/>do y ← x</text:span></text:p>
      <text:p text:style-name="P16"><text:span text:style-name="T2"><text:s text:c="8"/>if key[z] &lt; key [x]</text:span></text:p>
      <text:p text:style-name="P16"><text:span text:style-name="T2"><text:s text:c="12"/>then x ← left[x]</text:span></text:p>
      <text:p text:style-name="P16"><text:span text:style-name="T2"><text:s text:c="12"/>else x ← right[x]</text:span></text:p>
      <text:p text:style-name="P16"><text:span text:style-name="T2">p[z] ← y</text:span></text:p>
      <text:p text:style-name="P16"><text:span text:style-name="T2">if y = NIL</text:span></text:p>
      <text:p text:style-name="P16"><text:span text:style-name="T2"><text:s text:c="4"/>the root[T] ← z</text:span></text:p>
      <text:p text:style-name="P16"><text:span text:style-name="T2"><text:s text:c="4"/>else if key[z] &lt; key[y]</text:span></text:p>
      <text:p text:style-name="P16"><text:span text:style-name="T2"><text:s text:c="12"/>then left[y] ← z</text:span></text:p>
      <text:p text:style-name="P16"><text:span text:style-name="T2"><text:s text:c="12"/>else right[y] ← z</text:span></text:p>
      <text:p text:style-name="P16"/>
      <text:p text:style-name="P16">Árvores Balanceadas</text:p>
      <text:p text:style-name="P16">private Node rotRight(Node x)</text:p>
      <text:p text:style-name="P16"><text:span text:style-name="T2">{Node aux=x.left; x.left=aux.right; aux.right=x; return aux;}</text:span></text:p>
      <text:p text:style-name="P16"><text:span text:style-name="T2"/></text:p>
      <text:p text:style-name="P16"><text:span text:style-name="T3">private Node rotLeft(Node y)</text:span></text:p>
      <text:p text:style-name="P18">{Node aux=y.right; y.right=aux.left; aux.left=y; return aux;}</text:p>
      <text:p text:style-name="P18"/>
      <text:p text:style-name="P18">Rotação Simples Esquerda/Direita </text:p>
      <text:p text:style-name="P16">+ <text:span text:style-name="T2">Se a altura da sub-arvore da direita for superior a 1 do que da árvore da esquerda e se e só se a altura da sua sub-árvore for superior ou igual.</text:span></text:p>
      <text:p text:style-name="P15">+ <text:span text:style-name="T2">Se no caso anterior a sua altura for inferior, é necessário uma rotação dupla.</text:span></text:p>
      <text:p text:style-name="P16">Procura Externa: B-TREES</text:p>
      <text:p text:style-name="P18"><text:span text:style-name="T1">+</text:span> Armazenamento externo</text:p>
      <text:p text:style-name="P16">+<text:span text:style-name="T2"> grau </text:span>t</text:p>
      <text:p text:style-name="P16">+ <text:span text:style-name="T2">Todas as folhas tem altura </text:span>h</text:p>
      <text:p text:style-name="P16">+ <text:span text:style-name="T2">Cada nó (excepto raiz) tem pelo menos </text:span>t-1<text:span text:style-name="T2"> chaves e no máximo </text:span>2*t-1<text:span text:style-name="T2"> chaves</text:span></text:p>
      <text:p text:style-name="P18"><text:span text:style-name="T1">+ </text:span>A inserção de k é sempre numa página folha y.</text:p>
      <text:p text:style-name="P18"># Se a folha y onde queremos inserir k estiver cheia, dividimos (split) a folha y, à volta da chave do meio (keyt), em duas páginas que contêm (t-1) chaves. A chave do meio é inserida na página parent de y.</text:p>
      <text:p text:style-name="P18"># Se o parent de y estiver cheio, também tem que ser dividido</text:p>
      <text:p text:style-name="P18">para que a chave seja inserida, e a propagação de divisões</text:p>
      <text:p text:style-name="P18">poderá ser até a rai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-Bold" svg:font-family="Courier-Bold" style:font-family-generic="modern"/>
    <style:font-face style:name="Times-Roman" svg:font-family="Times-Roman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style:writing-mode="lr-tb" style:footnote-max-height="0in">
        <style:columns fo:column-count="3" fo:column-gap="0.039in"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uno Cancelo</meta:initial-creator>
    <meta:creation-date>2010-01-15T10:40:52</meta:creation-date>
    <dc:date>2010-01-16T15:24:27</dc:date>
    <dc:creator>Nuno Cancelo</dc:creator>
    <meta:editing-duration>PT06H24M02S</meta:editing-duration>
    <meta:editing-cycles>51</meta:editing-cycles>
    <meta:generator>OpenOffice.org/3.1$Linux OpenOffice.org_project/310m19$Build-9420</meta:generator>
    <meta:document-statistic meta:table-count="1" meta:image-count="0" meta:object-count="8" meta:page-count="1" meta:paragraph-count="345" meta:word-count="1470" meta:character-count="876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row>
            <math:mi>g</math:mi>
            <math:mrow>
              <math:mo math:stretchy="false">(</math:mo>
              <math:mi>n</math:mi>
              <math:mo math:stretchy="false">)</math:mo>
            </math:mrow>
          </math:mrow>
          <math:mo math:stretchy="false">)</math:mo>
        </math:mrow>
        <math:mo math:stretchy="false">=</math:mo>
        <math:mrow>
          <math:mo math:stretchy="false">{</math:mo>
          <math:mrow>
            <math:mi>f</math:mi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∣</math:mo>
              <math:mo math:stretchy="false">∃</math:mo>
            </math:mrow>
            <math:mrow>
              <math:mi>c</math:mi>
              <math:mo math:stretchy="false">&gt;</math:mo>
              <math:mn>0,</math:mn>
            </math:mrow>
            <math:mo math:stretchy="false">∃</math:mo>
            <math:mrow>
              <math:msub>
                <math:mi>n</math:mi>
                <math:mn>0</math:mn>
              </math:msub>
              <math:mo math:stretchy="false">&gt;</math:mo>
              <math:mi>n</math:mi>
            </math:mrow>
            <math:mi>,</math:mi>
            <math:mo math:stretchy="false">∀</math:mo>
            <math:mrow>
              <math:mi>n</math:mi>
              <math:mo math:stretchy="false">≥</math:mo>
              <math:msub>
                <math:mi>n</math:mi>
                <math:mn>0</math:mn>
              </math:msub>
            </math:mrow>
            <math:mi math:fontstyle="normal">:</math:mi>
            <math:mrow>
              <math:mn>0</math:mn>
              <math:mo math:stretchy="false">≤</math:mo>
              <math:mi>f</math:mi>
            </math:mrow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≤</math:mo>
              <math:mrow>
                <math:mi>c</math:mi>
                <math:mo math:stretchy="false">∗</math:mo>
                <math:mi>g</math:mi>
              </math:mrow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}</math:mo>
        </math:mrow>
      </math:mrow>
    </math:mrow>
    <math:annotation math:encoding="StarMath 5.0">O(g(n)) = lbrace f(n) divides  exists  c &gt; 0, exists n_0 &gt; n, forall  n &gt;= n_0: 0&lt;= f(n)&lt;=c*g(n) rbrace 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Ω</math:mo>
      <math:mrow>
        <math:mrow>
          <math:mo math:stretchy="false">(</math:mo>
          <math:mrow>
            <math:mi>g</math:mi>
            <math:mrow>
              <math:mo math:stretchy="false">(</math:mo>
              <math:mi>n</math:mi>
              <math:mo math:stretchy="false">)</math:mo>
            </math:mrow>
          </math:mrow>
          <math:mo math:stretchy="false">)</math:mo>
        </math:mrow>
        <math:mo math:stretchy="false">=</math:mo>
        <math:mrow>
          <math:mo math:stretchy="false">{</math:mo>
          <math:mrow>
            <math:mi>f</math:mi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∣</math:mo>
              <math:mo math:stretchy="false">∃</math:mo>
            </math:mrow>
            <math:mrow>
              <math:mi>c</math:mi>
              <math:mo math:stretchy="false">&gt;</math:mo>
              <math:mn>0,</math:mn>
            </math:mrow>
            <math:mo math:stretchy="false">∃</math:mo>
            <math:mrow>
              <math:msub>
                <math:mi>n</math:mi>
                <math:mn>0</math:mn>
              </math:msub>
              <math:mo math:stretchy="false">&gt;</math:mo>
              <math:mi>n</math:mi>
            </math:mrow>
            <math:mi>,</math:mi>
            <math:mo math:stretchy="false">∀</math:mo>
            <math:mrow>
              <math:mi>n</math:mi>
              <math:mo math:stretchy="false">≥</math:mo>
              <math:msub>
                <math:mi>n</math:mi>
                <math:mn>0</math:mn>
              </math:msub>
            </math:mrow>
            <math:mi math:fontstyle="normal">:</math:mi>
            <math:mrow>
              <math:mn>0</math:mn>
              <math:mo math:stretchy="false">≤</math:mo>
              <math:mrow>
                <math:mi>c</math:mi>
                <math:mo math:stretchy="false">∗</math:mo>
                <math:mi>g</math:mi>
              </math:mrow>
            </math:mrow>
            <math:mrow>
              <math:mrow>
                <math:mo math:stretchy="false">(</math:mo>
                <math:mi>n</math:mi>
                <math:mo math:stretchy="false">)</math:mo>
              </math:mrow>
              <math:mo math:stretchy="false">≤</math:mo>
              <math:mi>f</math:mi>
            </math:mrow>
            <math:mrow>
              <math:mo math:stretchy="false">(</math:mo>
              <math:mi>n</math:mi>
              <math:mo math:stretchy="false">)</math:mo>
            </math:mrow>
          </math:mrow>
          <math:mo math:stretchy="false">}</math:mo>
        </math:mrow>
      </math:mrow>
    </math:mrow>
    <math:annotation math:encoding="StarMath 5.0">%OMEGA(g(n)) = lbrace f(n) divides  exists  c &gt; 0, exists n_0 &gt; n, forall  n &gt;= n_0: 0&lt;= c*g(n)&lt;= f(n)rbrace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o math:stretchy="false">θ</math:mo>
      <math:mrow>
        <math:mrow>
          <math:mo math:stretchy="false">(</math:mo>
          <math:mrow>
            <math:mi>g</math:mi>
            <math:mrow>
              <math:mo math:stretchy="false">(</math:mo>
              <math:mi>n</math:mi>
              <math:mo math:stretchy="false">)</math:mo>
            </math:mrow>
          </math:mrow>
          <math:mo math:stretchy="false">)</math:mo>
        </math:mrow>
        <math:mo math:stretchy="false">=</math:mo>
        <math:mfenced math:open="{" math:close="}">
          <math:mtable>
            <math:mtr>
              <math:mrow>
                <math:mrow>
                  <math:mi>f</math:mi>
                  <math:mrow>
                    <math:mo math:stretchy="false">(</math:mo>
                    <math:mi>n</math:mi>
                    <math:mo math:stretchy="false">)</math:mo>
                  </math:mrow>
                  <math:mo math:stretchy="false">∃</math:mo>
                  <math:mrow>
                    <math:msub>
                      <math:mi>c</math:mi>
                      <math:mn>1</math:mn>
                    </math:msub>
                    <math:mo math:stretchy="false">&gt;</math:mo>
                    <math:mn>0,</math:mn>
                  </math:mrow>
                  <math:mo math:stretchy="false">∃</math:mo>
                  <math:mrow>
                    <math:msub>
                      <math:mi>c</math:mi>
                      <math:mn>2</math:mn>
                    </math:msub>
                    <math:mo math:stretchy="false">&gt;</math:mo>
                    <math:mn>0,</math:mn>
                  </math:mrow>
                  <math:mo math:stretchy="false">∃</math:mo>
                  <math:mrow>
                    <math:msub>
                      <math:mi>n</math:mi>
                      <math:mn>0</math:mn>
                    </math:msub>
                    <math:mo math:stretchy="false">&gt;</math:mo>
                    <math:mi>n</math:mi>
                  </math:mrow>
                </math:mrow>
              </math:mrow>
            </math:mtr>
            <math:mtr>
              <math:mrow>
                <math:mrow>
                  <math:mo math:stretchy="false">∀</math:mo>
                  <math:mrow>
                    <math:mi>n</math:mi>
                    <math:mo math:stretchy="false">≥</math:mo>
                    <math:msub>
                      <math:mi>n</math:mi>
                      <math:mn>0</math:mn>
                    </math:msub>
                  </math:mrow>
                  <math:mi math:fontstyle="normal">:</math:mi>
                  <math:mrow>
                    <math:mn>0</math:mn>
                    <math:mo math:stretchy="false">≤</math:mo>
                    <math:mrow>
                      <math:msub>
                        <math:mi>c</math:mi>
                        <math:mn>1</math:mn>
                      </math:msub>
                      <math:mo math:stretchy="false">∗</math:mo>
                      <math:mi>g</math:mi>
                    </math:mrow>
                  </math:mrow>
                  <math:mrow>
                    <math:mrow>
                      <math:mo math:stretchy="false">(</math:mo>
                      <math:mi>n</math:mi>
                      <math:mo math:stretchy="false">)</math:mo>
                    </math:mrow>
                    <math:mo math:stretchy="false">≤</math:mo>
                    <math:mi>f</math:mi>
                  </math:mrow>
                  <math:mrow>
                    <math:mrow>
                      <math:mo math:stretchy="false">(</math:mo>
                      <math:mi>n</math:mi>
                      <math:mo math:stretchy="false">)</math:mo>
                    </math:mrow>
                    <math:mo math:stretchy="false">≤</math:mo>
                    <math:mrow>
                      <math:msub>
                        <math:mi>c</math:mi>
                        <math:mn>2</math:mn>
                      </math:msub>
                      <math:mo math:stretchy="false">∗</math:mo>
                      <math:mi>g</math:mi>
                    </math:mrow>
                  </math:mrow>
                  <math:mrow>
                    <math:mo math:stretchy="false">(</math:mo>
                    <math:mi>n</math:mi>
                    <math:mo math:stretchy="false">)</math:mo>
                  </math:mrow>
                </math:mrow>
              </math:mrow>
            </math:mtr>
          </math:mtable>
        </math:mfenced>
      </math:mrow>
    </math:mrow>
    <math:annotation math:encoding="StarMath 5.0">%theta(g(n)) = left lbrace 
binom
{ alignl f(n)exists c_1 &gt; 0, exists c_2 &gt; 0, exists n_0 &gt; n }
{ alignl forall n &gt;= n_0 :  0 &lt;= c_1*g(n) &lt;= f(n) &lt;= c_2*g(n)} 


 right rbrace 


 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O</math:mi>
      </math:mrow>
      <math:mrow>
        <math:mo math:stretchy="false">(</math:mo>
        <math:mi>F</math:mi>
        <math:mo math:stretchy="false">)</math:mo>
      </math:mrow>
    </math:mrow>
    <math:annotation math:encoding="StarMath 5.0">F=O(F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∗</math:mo>
        <math:mi>O</math:mi>
      </math:mrow>
      <math:mrow>
        <math:mrow>
          <math:mo math:stretchy="false">(</math:mo>
          <math:mi>F</math:mi>
          <math:mo math:stretchy="false">)</math:mo>
        </math:mrow>
        <math:mo math:stretchy="false">=</math:mo>
        <math:mi>O</math:mi>
      </math:mrow>
      <math:mrow>
        <math:mrow>
          <math:mo math:stretchy="false">(</math:mo>
          <math:mrow>
            <math:mi>c</math:mi>
            <math:mo math:stretchy="false">∗</math:mo>
            <math:mi>F</math:mi>
          </math:mrow>
          <math:mo math:stretchy="false">)</math:mo>
        </math:mrow>
        <math:mo math:stretchy="false">=</math:mo>
        <math:mi>O</math:mi>
      </math:mrow>
      <math:mrow>
        <math:mo math:stretchy="false">(</math:mo>
        <math:mi>F</math:mi>
        <math:mo math:stretchy="false">)</math:mo>
      </math:mrow>
      <math:mi>,</math:mi>
      <math:mi math:fontstyle="italic">sse</math:mi>
      <math:mrow>
        <math:mi>c</math:mi>
        <math:mo math:stretchy="false">&gt;</math:mo>
        <math:mn>0</math:mn>
      </math:mrow>
    </math:mrow>
    <math:annotation math:encoding="StarMath 5.0">c*O(F) = O(c*F) = O(F), sse c&gt;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i>F</math:mi>
          <math:mo math:stretchy="false">)</math:mo>
        </math:mrow>
        <math:mo math:stretchy="false">+</math:mo>
        <math:mi>O</math:mi>
      </math:mrow>
      <math:mrow>
        <math:mrow>
          <math:mo math:stretchy="false">(</math:mo>
          <math:mi>G</math:mi>
          <math:mo math:stretchy="false">)</math:mo>
        </math:mrow>
        <math:mo math:stretchy="false">=</math:mo>
        <math:mi>O</math:mi>
      </math:mrow>
      <math:mrow>
        <math:mrow>
          <math:mo math:stretchy="false">(</math:mo>
          <math:mrow>
            <math:mi>F</math:mi>
            <math:mo math:stretchy="false">+</math:mo>
            <math:mi>G</math:mi>
          </math:mrow>
          <math:mo math:stretchy="false">)</math:mo>
        </math:mrow>
        <math:mo math:stretchy="false">=</math:mo>
        <math:mi>O</math:mi>
      </math:mrow>
      <math:mrow>
        <math:mo math:stretchy="false">(</math:mo>
        <math:mrow>
          <math:mi math:fontstyle="italic">max</math:mi>
          <math:mrow>
            <math:mo math:stretchy="false">(</math:mo>
            <math:mrow>
              <math:mi>F</math:mi>
              <math:mo math:stretchy="false">+</math:mo>
              <math:mi>G</math:mi>
            </math:mrow>
            <math:mo math:stretchy="false">)</math:mo>
          </math:mrow>
        </math:mrow>
        <math:mo math:stretchy="false">)</math:mo>
      </math:mrow>
      <math:mi>,</math:mi>
      <math:mrow>
        <math:mi>F</math:mi>
        <math:mo math:stretchy="false">&gt;</math:mo>
        <math:mn>0,</math:mn>
      </math:mrow>
      <math:mrow>
        <math:mi>G</math:mi>
        <math:mo math:stretchy="false">&gt;</math:mo>
        <math:mn>0</math:mn>
      </math:mrow>
    </math:mrow>
    <math:annotation math:encoding="StarMath 5.0">O(F) + O(G) = O(F+G) = O(max(F+G)), F &gt; 0, G&gt; 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i>F</math:mi>
          <math:mo math:stretchy="false">)</math:mo>
        </math:mrow>
        <math:mo math:stretchy="false">+</math:mo>
        <math:mi>O</math:mi>
      </math:mrow>
      <math:mrow>
        <math:mrow>
          <math:mo math:stretchy="false">(</math:mo>
          <math:mi>G</math:mi>
          <math:mo math:stretchy="false">)</math:mo>
        </math:mrow>
        <math:mo math:stretchy="false">=</math:mo>
        <math:mi>O</math:mi>
      </math:mrow>
      <math:mrow>
        <math:mo math:stretchy="false">(</math:mo>
        <math:mi>F</math:mi>
        <math:mo math:stretchy="false">)</math:mo>
      </math:mrow>
      <math:mi math:fontstyle="italic">se</math:mi>
      <math:mi>O</math:mi>
      <math:mrow>
        <math:mrow>
          <math:mo math:stretchy="false">(</math:mo>
          <math:mi>G</math:mi>
          <math:mo math:stretchy="false">)</math:mo>
        </math:mrow>
        <math:mo math:stretchy="false">&lt;</math:mo>
        <math:mi>F</math:mi>
      </math:mrow>
      <math:mrow>
        <math:mo math:stretchy="false">(</math:mo>
        <math:mi>N</math:mi>
        <math:mo math:stretchy="false">)</math:mo>
      </math:mrow>
      <math:mo math:stretchy="false">∀</math:mo>
      <math:mrow>
        <math:mi>N</math:mi>
        <math:mo math:stretchy="false">&gt;</math:mo>
        <math:msub>
          <math:mi>N</math:mi>
          <math:mn>0</math:mn>
        </math:msub>
      </math:mrow>
    </math:mrow>
    <math:annotation math:encoding="StarMath 5.0">O(F) + O(G) = O(F) se O(G)&lt; F(N) forall N&gt;N_0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row>
          <math:mo math:stretchy="false">(</math:mo>
          <math:mi>F</math:mi>
          <math:mo math:stretchy="false">)</math:mo>
        </math:mrow>
        <math:mo math:stretchy="false">∗</math:mo>
        <math:mi>O</math:mi>
      </math:mrow>
      <math:mrow>
        <math:mrow>
          <math:mo math:stretchy="false">(</math:mo>
          <math:mi>G</math:mi>
          <math:mo math:stretchy="false">)</math:mo>
        </math:mrow>
        <math:mo math:stretchy="false">=</math:mo>
        <math:mi>O</math:mi>
      </math:mrow>
      <math:mrow>
        <math:mo math:stretchy="false">(</math:mo>
        <math:mrow>
          <math:mi>F</math:mi>
          <math:mo math:stretchy="false">∗</math:mo>
          <math:mi>G</math:mi>
        </math:mrow>
        <math:mo math:stretchy="false">)</math:mo>
      </math:mrow>
    </math:mrow>
    <math:annotation math:encoding="StarMath 5.0">O(F)*O(G) = O(F*G)</math:annotation>
  </math:semantics>
</math:math>
</file>